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274115"/>
    </style:style>
    <style:style style:name="P24" style:family="paragraph" style:parent-style-name="Text_20_body">
      <style:text-properties officeooo:rsid="002149c5" officeooo:paragraph-rsid="0024ceaa"/>
    </style:style>
    <style:style style:name="P25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6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7" style:family="paragraph" style:parent-style-name="Text_20_body">
      <style:text-properties officeooo:rsid="002149c5" officeooo:paragraph-rsid="00274115"/>
    </style:style>
    <style:style style:name="P28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29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0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Standard">
      <style:text-properties officeooo:rsid="002149c5" officeooo:paragraph-rsid="002b3a40"/>
    </style:style>
    <style:style style:name="P33" style:family="paragraph" style:parent-style-name="Standard">
      <style:text-properties officeooo:rsid="002149c5" officeooo:paragraph-rsid="002e36e4"/>
    </style:style>
    <style:style style:name="P34" style:family="paragraph" style:parent-style-name="Text_20_body">
      <style:text-properties officeooo:rsid="002149c5" officeooo:paragraph-rsid="002b3a40"/>
    </style:style>
    <style:style style:name="P35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6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7" style:family="paragraph" style:parent-style-name="Standard">
      <style:text-properties officeooo:rsid="002149c5" officeooo:paragraph-rsid="002b440b"/>
    </style:style>
    <style:style style:name="P38" style:family="paragraph" style:parent-style-name="Text_20_body">
      <style:text-properties officeooo:rsid="002149c5" officeooo:paragraph-rsid="002b440b"/>
    </style:style>
    <style:style style:name="P39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0" style:family="paragraph" style:parent-style-name="Heading_20_2">
      <style:text-properties officeooo:rsid="002149c5" officeooo:paragraph-rsid="002b440b"/>
    </style:style>
    <style:style style:name="P41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2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3" style:family="paragraph" style:parent-style-name="Text_20_body">
      <style:paragraph-properties fo:break-before="page"/>
      <style:text-properties officeooo:rsid="002149c5" officeooo:paragraph-rsid="002b440b"/>
    </style:style>
    <style:style style:name="P44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5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6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47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48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49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0" style:family="paragraph" style:parent-style-name="Standard">
      <style:paragraph-properties fo:break-before="page"/>
      <style:text-properties officeooo:rsid="002149c5" officeooo:paragraph-rsid="002283cc"/>
    </style:style>
    <style:style style:name="P51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officeooo:rsid="002fd740" style:font-size-asian="9pt" style:font-size-complex="9pt"/>
    </style:style>
    <style:style style:name="T14" style:family="text">
      <style:text-properties fo:color="#000000" loext:opacity="100%" fo:font-size="9pt" officeooo:rsid="002e36e4" style:font-size-asian="9pt" style:font-size-complex="9pt"/>
    </style:style>
    <style:style style:name="T15" style:family="text">
      <style:text-properties fo:color="#000000" loext:opacity="100%" fo:font-size="9pt" officeooo:rsid="0024ceaa" style:font-size-asian="9pt" style:font-size-complex="9pt"/>
    </style:style>
    <style:style style:name="T16" style:family="text">
      <style:text-properties fo:color="#000000" loext:opacity="100%" fo:font-size="9pt" officeooo:rsid="00268930" style:font-size-asian="9pt" style:font-size-complex="9pt"/>
    </style:style>
    <style:style style:name="T17" style:family="text">
      <style:text-properties fo:color="#000000" loext:opacity="100%" fo:font-size="9pt" officeooo:rsid="00274115" style:font-size-asian="9pt" style:font-size-complex="9pt"/>
    </style:style>
    <style:style style:name="T1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19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20" style:family="text">
      <style:text-properties fo:color="#000000" loext:opacity="100%" fo:font-size="9pt" officeooo:rsid="002b3a40" style:font-size-asian="9pt" style:font-size-complex="9pt"/>
    </style:style>
    <style:style style:name="T21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2b440b" style:font-size-asian="9pt" style:font-size-complex="9pt"/>
    </style:style>
    <style:style style:name="T23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1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1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1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1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1">Protos/market</text:span></text:span><text:span text:style-name="Source_20_Text"><text:span text:style-name="T14">data</text:span></text:span><text:span text:style-name="Source_20_Text"><text:span text:style-name="T11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1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1">Extensions.cs Add extension method UseMigration to apply migrations on app startup</text:span></text:span></text:p>
      <text:p text:style-name="P15"><text:span text:style-name="Source_20_Text"><text:span text:style-name="T13">8. </text:span></text:span><text:span text:style-name="Source_20_Text"><text:span text:style-name="T11">docker-compose.yml add MarketData image and build context</text:span></text:span></text:p>
      <text:p text:style-name="P14"><text:span text:style-name="Source_20_Text"><text:span text:style-name="T13">9. </text:span></text:span><text:span text:style-name="Source_20_Text"><text:span text:style-name="T11">docker-compose.override.yml add MarketData Service with enviornment ports and volumes // a</text:span></text:span><text:span text:style-name="Source_20_Text"><text:span text:style-name="T13">lso</text:span></text:span><text:span text:style-name="Source_20_Text"><text:span text:style-name="T11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5"/></text:span></text:p>
      <text:p text:style-name="P22"><text:span text:style-name="Source_20_Text"><text:span text:style-name="T16">Portoflio-Insights.sln – Added new BuildingBlocks.Messaging project to the solution and linked it under the Building Blocks folder in the solution hierarchy</text:span></text:span></text:p>
      <text:p text:style-name="P22"><text:span text:style-name="Source_20_Text"><text:span text:style-name="T16">BuildingBlocks.Messaging.csproj – Create a new project targeting .NET 8 with MassTransit.RabbitMQ dependency</text:span></text:span></text:p>
      <text:p text:style-name="P22"><text:span text:style-name="Source_20_Text"><text:span text:style-name="T16">MarketPricesUpdatedEvent.cs – Added integration event representing the updating of market asset prices</text:span></text:span></text:p>
      <text:p text:style-name="P22"><text:span text:style-name="Source_20_Text"><text:span text:style-name="T16">IntegrationEvent.cs – Added base class defining event metadata (Id, OccuredOn, EventType)</text:span></text:span></text:p>
      <text:p text:style-name="P22"><text:span text:style-name="Source_20_Text"><text:span text:style-name="T16">Extensions.cs – Added MassTransit RabbitMQ setup helper method to register consumers and configure message borker via IserviceCollection</text:span></text:span></text:p>
      <text:p text:style-name="P22"><text:span text:style-name="Source_20_Text"><text:span text:style-name="T16">MarketData.Service.csproj – Added reference to new Building.Blocks Messaging project</text:span></text:span></text:p>
      <text:p text:style-name="P22"><text:span text:style-name="Source_20_Text"><text:span text:style-name="T16">MarketPricesHandler – Added command handler that publishes MarketPricesUpdatedEvent to RabbitMQ</text:span></text:span></text:p>
      <text:p text:style-name="P22"><text:span text:style-name="Source_20_Text"><text:span text:style-name="T16">MarketPriceDTO – DTO containg asset symbol and price</text:span></text:span></text:p>
      <text:p text:style-name="P22"><text:span text:style-name="Source_20_Text"><text:span text:style-name="T16">Program.cs – Registered message broker (AddMessageBroker) and updated DI configuration</text:span></text:span></text:p>
      <text:p text:style-name="P22"><text:span text:style-name="Source_20_Text"><text:span text:style-name="T16">appsettings.json – added rabbbitmq connection settings under “MessageBroker”</text:span></text:span></text:p>
      <text:p text:style-name="P22"><text:span text:style-name="Source_20_Text"><text:span text:style-name="T16"/></text:span></text:p>
      <text:p text:style-name="P23"><text:span text:style-name="Source_20_Text"><text:span text:style-name="T17">further changes:</text:span></text:span></text:p>
      <text:p text:style-name="P23"><text:span text:style-name="Source_20_Text"><text:span text:style-name="T17">MarketPricesHandler – Converted MarketPricesCommand or MarketPricesQuery to Propoer Icommand or Iquery implementation – Added MarketPricesQuery or Command Validator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>I’m not sure if I should have a MarketPricesEndpoint.cs file</text:span></text:span></text:p>
      <text:p text:style-name="P13"><text:span text:style-name="Source_20_Text"><text:span text:style-name="T15"/></text:span></text:p>
      <text:p text:style-name="P24"><text:span text:style-name="Strong_20_Emphasis"><text:span text:style-name="T15">Adjustments:</text:span></text:span></text:p>
      <text:list text:style-name="L2">
        <text:list-item>
          <text:p text:style-name="P25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6"><text:span text:style-name="Source_20_Text">Events/MarketPricesPublisher.cs</text:span></text:p>
          <text:p text:style-name="P25">It’ll be invoked by your simulation service or background worker.</text:p>
        </text:list-item>
        <text:list-item>
          <text:p text:style-name="P25">You <text:span text:style-name="Strong_20_Emphasis">don’t need ICommand/IQuery</text:span> here unless you want to wrap publish logic in a MediatR command.</text:p>
        </text:list-item>
        <text:list-item>
          <text:p text:style-name="P25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5"/></text:span></text:p>
      <text:p text:style-name="P13"><text:span text:style-name="Source_20_Text"><text:span text:style-name="T10"/></text:span></text:p>
      <text:p text:style-name="P23"><text:span text:style-name="Source_20_Text"><text:span text:style-name="T10">MARKET DATA SERVICE (</text:span></text:span><text:span text:style-name="Source_20_Text"><text:span text:style-name="T18">REDIS CACHE</text:span></text:span><text:span text:style-name="Source_20_Text"><text:span text:style-name="T10"> RELATED FILES)</text:span></text:span></text:p>
      <text:p text:style-name="P23"><text:span text:style-name="Source_20_Text"><text:span text:style-name="T10"/></text:span></text:p>
      <text:p text:style-name="P23"><text:span text:style-name="Source_20_Text"><text:span text:style-name="T19">docker-compose.override.yml – Added distributedcache (Redis) service, configured marketdata.service enviornment, ports, volumes and dependencies</text:span></text:span></text:p>
      <text:p text:style-name="P23"><text:span text:style-name="Source_20_Text"><text:span text:style-name="T19">docker-compose.yml – Added redis image for distributed cache, added marketdata.service build context and image</text:span></text:span></text:p>
      <text:p text:style-name="P23"><text:span text:style-name="Source_20_Text"><text:span text:style-name="T19">MarketData.Service.csproj – Added health checks (Redis) and caching packages</text:span></text:span></text:p>
      <text:p text:style-name="P23"><text:span text:style-name="Source_20_Text"><text:span text:style-name="T19">CachedMarketPriceRepository – Added a caching decorator to MarketPriceRepository using Idistributed Cache</text:span></text:span></text:p>
      <text:p text:style-name="P23"><text:span text:style-name="Source_20_Text"><text:span text:style-name="T19">Dockerfile</text:span></text:span></text:p>
      <text:p text:style-name="P23"><text:span text:style-name="Source_20_Text"><text:span text:style-name="T19">Dockerfile.original – full debug and production dockerfile for MarketData Service with build publish and runtime stages.</text:span></text:span></text:p>
      <text:p text:style-name="P23"><text:span text:style-name="Source_20_Text"><text:span text:style-name="T19">Program.cs Added CachedMarketPriceRepository decorator, Redis cache setup and hatlh checks</text:span></text:span></text:p>
      <text:p text:style-name="P23"><text:span text:style-name="Source_20_Text"><text:span text:style-name="T19">appsettings.json Added Redis connectiong string along SQL Lite databse</text:span></text:span></text:p>
      <text:p text:style-name="P23"><text:span text:style-name="Source_20_Text"><text:span text:style-name="T19">launchSettings.json – Changed browser launch settings for HTTP/HTTPs profiles</text:span></text:span></text:p>
      <text:p text:style-name="P23"><text:soft-page-break/><text:span text:style-name="Source_20_Text"><text:span text:style-name="T19"/></text:span></text:p>
      <text:p text:style-name="P27"><text:span text:style-name="Strong_20_Emphasis"><text:span text:style-name="T17">Adjustments:</text:span></text:span></text:p>
      <text:list text:style-name="L3">
        <text:list-item>
          <text:p text:style-name="P28">The repository pattern is great. Make sure you define an interface, e.g.:</text:p>
          <text:p text:style-name="P29"><text:span text:style-name="Source_20_Text">public interface IMarketPriceRepository {</text:span></text:p>
          <text:p text:style-name="P30"><text:span text:style-name="Source_20_Text"><text:s text:c="4"/>Task&lt;IEnumerable&lt;MarketPrice&gt;&gt; GetAllAsync();</text:span></text:p>
          <text:p text:style-name="P30"><text:span text:style-name="Source_20_Text"><text:s text:c="4"/>Task&lt;MarketPrice?&gt; GetAsync(string symbol);</text:span></text:p>
          <text:p text:style-name="P31"><text:span text:style-name="Source_20_Text">}</text:span></text:p>
          <text:p text:style-name="P28">and then decorate it with the Redis implementation.</text:p>
        </text:list-item>
        <text:list-item>
          <text:p text:style-name="P28">Redis is only for <text:span text:style-name="Emphasis">latest prices</text:span>, not logs. Keep logs in SQLite.</text:p>
        </text:list-item>
      </text:list>
      <text:p text:style-name="P23"><text:span text:style-name="Source_20_Text"><text:span text:style-name="T19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2"><text:span text:style-name="Source_20_Text"><text:span text:style-name="T20">MarketData.Service.csproj – Added prackage references for Carter and Building Blocks</text:span></text:span></text:p>
      <text:p text:style-name="P32"><text:span text:style-name="Source_20_Text"><text:span text:style-name="T20">SimulateEndpoint.cs – added endpoint to randomly update asset prices with request/response models.</text:span></text:span></text:p>
      <text:p text:style-name="P32"><text:span text:style-name="Source_20_Text"><text:span text:style-name="T20">SimulateHandler.cs – added command, result and validator and handler for creating a simulation</text:span></text:span></text:p>
      <text:p text:style-name="P32"><text:span text:style-name="Source_20_Text"><text:span text:style-name="T20">LogsEndpoint.cs – added endopint to retrieve logs with request/response models</text:span></text:span></text:p>
      <text:p text:style-name="P32"><text:span text:style-name="Source_20_Text"><text:span text:style-name="T20">LogsHanlder.cs – added query, result and handler for retrieving logs</text:span></text:span></text:p>
      <text:p text:style-name="P32"><text:span text:style-name="Source_20_Text"><text:span text:style-name="T20">LastUpdateEndpoint.cs – added endpoint to retrieve last simulated update with request /response models </text:span></text:span></text:p>
      <text:p text:style-name="P32"><text:span text:style-name="Source_20_Text"><text:span text:style-name="T20">LastUpdateHandler.cs – added query, result and handler for retrieving last update</text:span></text:span></text:p>
      <text:p text:style-name="P32"><text:span text:style-name="Source_20_Text"><text:span text:style-name="T11">Logs.cs – Entity class</text:span></text:span></text:p>
      <text:p text:style-name="P33"><text:span text:style-name="Source_20_Text"><text:span text:style-name="T14">LogsContext.cs – Data Context for stored logs in SQL Lite EF</text:span></text:span></text:p>
      <text:p text:style-name="P15"><text:span text:style-name="Source_20_Text"><text:span text:style-name="T11">Migrations/Initial Create – Generate Migrations files for creating tables and data-driven</text:span></text:span></text:p>
      <text:p text:style-name="P32"><text:span text:style-name="Source_20_Text"><text:span text:style-name="T20">Program.cs – configured carter, mediatR? (not sure if necessary), repository DI and minimal endpoints</text:span></text:span></text:p>
      <text:p text:style-name="P32"><text:span text:style-name="Source_20_Text"><text:span text:style-name="T20">launchsettings.json – updated application url ports and https configuration</text:span></text:span></text:p>
      <text:p text:style-name="P32"><text:span text:style-name="Source_20_Text"><text:span text:style-name="T20">appsettings.json – added connection string for MarketDataDb SQLLite</text:span></text:span></text:p>
      <text:p text:style-name="P32"><text:span text:style-name="Source_20_Text"><text:span text:style-name="T20"/></text:span></text:p>
      <text:p text:style-name="P32"><text:span text:style-name="Source_20_Text"><text:span text:style-name="T20">In BuildingBlocks folder and class library:</text:span></text:span></text:p>
      <text:p text:style-name="P32"><text:span text:style-name="Source_20_Text"><text:span text:style-name="T20">BuildingBlocks.csproj – Defines a .net 8 class library project that includes mediatR for CQRS patterns</text:span></text:span></text:p>
      <text:p text:style-name="P32"><text:span text:style-name="Source_20_Text"><text:span text:style-name="T20">Icommand.cs – Declares base interfaces for CQRS command requests that return a result or no value, using mediatR</text:span></text:span></text:p>
      <text:p text:style-name="P32"><text:span text:style-name="Source_20_Text"><text:span text:style-name="T20">IcommandHandler.cs – Defines gneeric command handler interfaces to process commands and return results, leveraging MediatR</text:span></text:span></text:p>
      <text:p text:style-name="P32"><text:span text:style-name="Source_20_Text"><text:span text:style-name="T20">Iquery.cs – Declares the CQRS query interface for read operations returning data</text:span></text:span></text:p>
      <text:p text:style-name="P32"><text:span text:style-name="Source_20_Text"><text:span text:style-name="T20">IqueryHandler.cs – Defines generic query handler interfaces to handle read operations in CQRS patterns</text:span></text:span></text:p>
      <text:p text:style-name="P32"><text:span text:style-name="Source_20_Text"><text:span text:style-name="T20">MarketData.Service.csproj – configures project for .ne8 and adds Carter and mediatR dependency and references Building Blocks</text:span></text:span></text:p>
      <text:p text:style-name="P32"><text:span text:style-name="Source_20_Text"><text:span text:style-name="T20"/></text:span></text:p>
      <text:p text:style-name="P34"><text:span text:style-name="Strong_20_Emphasis"><text:span text:style-name="T20">⚠️ Adjustments:</text:span></text:span></text:p>
      <text:list text:style-name="L4">
        <text:list-item>
          <text:p text:style-name="P35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5">For <text:span text:style-name="Source_20_Text">SimulateHandler</text:span>, you’ll likely inject:</text:p>
          <text:list>
            <text:list-item>
              <text:p text:style-name="P35"><text:span text:style-name="Source_20_Text">IMarketPriceRepository</text:span></text:p>
            </text:list-item>
            <text:list-item>
              <text:p text:style-name="P35"><text:span text:style-name="Source_20_Text">IMarketPricesPublisher</text:span> (for RabbitMQ)</text:p>
            </text:list-item>
            <text:list-item>
              <text:p text:style-name="P35"><text:span text:style-name="Source_20_Text">ILogger</text:span></text:p>
            </text:list-item>
            <text:list-item>
              <text:p text:style-name="P35">Possibly <text:span text:style-name="Source_20_Text">IBackgroundTaskQueue</text:span> if you abstract background work</text:p>
            </text:list-item>
          </text:list>
        </text:list-item>
      </text:list>
      <text:p text:style-name="P36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2"><text:span text:style-name="Source_20_Text"><text:span text:style-name="T20"/></text:span></text:p>
      <text:p text:style-name="P32"><text:soft-page-break/><text:span text:style-name="Source_20_Text"><text:span text:style-name="T20"/></text:span></text:p>
      <text:p text:style-name="P37"><text:span text:style-name="Source_20_Text"><text:span text:style-name="T21">MARKET DATA SERVICE (Additional files added to Building Blocks class library)</text:span></text:span></text:p>
      <text:p text:style-name="P37"><text:span text:style-name="Source_20_Text"><text:span text:style-name="T22"/></text:span></text:p>
      <text:p text:style-name="P37"><text:span text:style-name="Source_20_Text"><text:span text:style-name="T22">LoggingBehavior.cs – New MediatR pipeline behavior for logging requests and performance warnings</text:span></text:span></text:p>
      <text:p text:style-name="P37"><text:span text:style-name="Source_20_Text"><text:span text:style-name="T22">ValidationBehavior.cs – New MediatR pipeline behavior for validating commands using FluentValidation</text:span></text:span></text:p>
      <text:p text:style-name="P37"><text:span text:style-name="Source_20_Text"><text:span text:style-name="T22">BuildingBlocks.csproj – Added references to FluentValidation and MediatR</text:span></text:span></text:p>
      <text:p text:style-name="P37"><text:span text:style-name="Source_20_Text"><text:span text:style-name="T22">BadRequestException – New custom exception for bad requests</text:span></text:span></text:p>
      <text:p text:style-name="P37"><text:span text:style-name="Source_20_Text"><text:span text:style-name="T22">CustomExceptionHandler – Gloabl exception handler to return structured problem details</text:span></text:span></text:p>
      <text:p text:style-name="P37"><text:span text:style-name="Source_20_Text"><text:span text:style-name="T22">InternalServerException – New custom exception for server errors</text:span></text:span></text:p>
      <text:p text:style-name="P37"><text:span text:style-name="Source_20_Text"><text:span text:style-name="T22">NotFoundException – New custom exception for not found cases</text:span></text:span></text:p>
      <text:p text:style-name="P37"><text:span text:style-name="Source_20_Text"><text:span text:style-name="T22">MarketDataInitialData – Seed Data for Market Prices (if not implemented elsewhere)</text:span></text:span></text:p>
      <text:p text:style-name="P37"><text:span text:style-name="Source_20_Text"><text:span text:style-name="T22">ProductNotFoundException – Updated to inherit from NotFoundException, constructors updated</text:span></text:span></text:p>
      <text:p text:style-name="P37"><text:span text:style-name="Source_20_Text"><text:span text:style-name="T22"/></text:span></text:p>
      <text:p text:style-name="P37"><text:span text:style-name="Source_20_Text"><text:span text:style-name="T22"/></text:span></text:p>
      <text:p text:style-name="P38"><text:span text:style-name="Strong_20_Emphasis"><text:span text:style-name="T22">Small notes:</text:span></text:span></text:p>
      <text:list text:style-name="L5">
        <text:list-item>
          <text:p text:style-name="P39">The <text:span text:style-name="Source_20_Text">BuildingBlocks</text:span> library should not depend on EF Core, gRPC, or RabbitMQ — keep it neutral.</text:p>
        </text:list-item>
        <text:list-item>
          <text:p text:style-name="P39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7"><text:span text:style-name="Source_20_Text"><text:span text:style-name="T22"/></text:span></text:p>
      <text:p text:style-name="P37"><text:span text:style-name="Source_20_Text"><text:span text:style-name="T22"/></text:span></text:p>
      <text:h text:style-name="P40" text:outline-level="2"><text:span text:style-name="Source_20_Text"><text:span text:style-name="T22">FILES YOU </text:span></text:span><text:span text:style-name="Source_20_Text"><text:span text:style-name="Emphasis"><text:span text:style-name="T22">MAY BE MISSING</text:span></text:span></text:span></text:h>
      <text:p text:style-name="P41">Here are a few small but important additions:</text:p>
      <text:list text:style-name="L6">
        <text:list-item>
          <text:p text:style-name="P42"><text:span text:style-name="Source_20_Text">BackgroundServices/PriceUpdateService.cs</text:span></text:p>
          <text:list>
            <text:list-item>
              <text:p text:style-name="P42"><text:span text:style-name="Source_20_Text">IHostedService</text:span> that runs every 30 seconds, updates random prices, and publishes <text:span text:style-name="Source_20_Text">MarketPricesUpdatedEvent</text:span>.</text:p>
            </text:list-item>
            <text:list-item>
              <text:p text:style-name="P42">This keeps your simulation self-contained.</text:p>
            </text:list-item>
          </text:list>
        </text:list-item>
        <text:list-item>
          <text:p text:style-name="P42"><text:span text:style-name="Source_20_Text">Repositories/InMemoryMarketPriceRepository.cs</text:span></text:p>
          <text:list>
            <text:list-item>
              <text:p text:style-name="P42">Backing store for your simulated data if you don’t use EF Core for prices.</text:p>
            </text:list-item>
          </text:list>
        </text:list-item>
        <text:list-item>
          <text:p text:style-name="P42"><text:span text:style-name="Source_20_Text">DTOs/PriceResponseDto.cs</text:span></text:p>
          <text:list>
            <text:list-item>
              <text:p text:style-name="P42">Optional for shaping API output cleanly (vs reusing entity).</text:p>
            </text:list-item>
          </text:list>
        </text:list-item>
        <text:list-item>
          <text:p text:style-name="P42"><text:span text:style-name="Source_20_Text">HealthCheckExtensions.cs</text:span></text:p>
          <text:list>
            <text:list-item>
              <text:p text:style-name="P42">Add Redis, RabbitMQ, and database checks for Docker orchestration readiness.</text:p>
            </text:list-item>
          </text:list>
        </text:list-item>
      </text:list>
      <text:p text:style-name="P37"><text:span text:style-name="Source_20_Text"><text:span text:style-name="T22"/></text:span></text:p>
      <text:p text:style-name="P43"><text:span text:style-name="Source_20_Text"><text:span text:style-name="T22">Perfect — here’s how the </text:span></text:span><text:span text:style-name="Source_20_Text"><text:span text:style-name="Strong_20_Emphasis"><text:span text:style-name="T22">final folder and file structure</text:span></text:span></text:span><text:span text:style-name="Source_20_Text"><text:span text:style-name="T22"> should look for your </text:span></text:span><text:span text:style-name="Source_20_Text"><text:span text:style-name="Strong_20_Emphasis"><text:span text:style-name="T22">Market Data Service</text:span></text:span></text:span><text:span text:style-name="Source_20_Text"><text:span text:style-name="T22">, organized for clarity and maintainability.<text:line-break/>It’s trimmed of redundancy and adds only what’s truly needed.</text:span></text:span></text:p>
      <text:p text:style-name="P44"/>
      <text:h text:style-name="P45" text:outline-level="2">🧩 <text:span text:style-name="Strong_20_Emphasis">MarketData.Service/</text:span></text:h>
      <text:p text:style-name="P46"><text:span text:style-name="Source_20_Text">MarketData.Service/</text:span></text:p>
      <text:p text:style-name="P47"><text:span text:style-name="Source_20_Text">├── Program.cs</text:span></text:p>
      <text:p text:style-name="P47"><text:span text:style-name="Source_20_Text">├── appsettings.json</text:span></text:p>
      <text:p text:style-name="P47"><text:span text:style-name="Source_20_Text">├── launchSettings.json</text:span></text:p>
      <text:p text:style-name="P47"><text:span text:style-name="Source_20_Text">├── Dockerfile</text:span></text:p>
      <text:p text:style-name="P47"><text:span text:style-name="Source_20_Text">├── docker-compose.yml</text:span></text:p>
      <text:p text:style-name="P47"><text:span text:style-name="Source_20_Text">├── docker-compose.override.yml</text:span></text:p>
      <text:p text:style-name="P47"><text:span text:style-name="Source_20_Text">├── MarketData.Service.csproj</text:span></text:p>
      <text:p text:style-name="P47"><text:span text:style-name="Source_20_Text">│</text:span></text:p>
      <text:p text:style-name="P47"><text:span text:style-name="Source_20_Text">├── Protos/</text:span></text:p>
      <text:p text:style-name="P47"><text:span text:style-name="Source_20_Text">│ <text:s text:c="2"/>└── marketdata.proto <text:s text:c="20"/># Defines GetPrice, GetPrices gRPC endpoints</text:span></text:p>
      <text:p text:style-name="P47"><text:span text:style-name="Source_20_Text">│</text:span></text:p>
      <text:p text:style-name="P47"><text:span text:style-name="Source_20_Text">├── Models/</text:span></text:p>
      <text:p text:style-name="P47"><text:span text:style-name="Source_20_Text">│ <text:s text:c="2"/>└── MarketPrice.cs <text:s text:c="22"/># Symbol, Price, LastUpdated</text:span></text:p>
      <text:p text:style-name="P47"><text:span text:style-name="Source_20_Text">│</text:span></text:p>
      <text:p text:style-name="P47"><text:span text:style-name="Source_20_Text">├── DTOs/</text:span></text:p>
      <text:p text:style-name="P47"><text:span text:style-name="Source_20_Text">│ <text:s text:c="2"/>├── MarketPriceDto.cs <text:s text:c="19"/># DTO for RabbitMQ publishing</text:span></text:p>
      <text:p text:style-name="P47"><text:span text:style-name="Source_20_Text">│ <text:s text:c="2"/>└── PriceResponseDto.cs <text:s text:c="17"/># Optional shape for HTTP JSON responses</text:span></text:p>
      <text:p text:style-name="P47"><text:span text:style-name="Source_20_Text">│</text:span></text:p>
      <text:p text:style-name="P47"><text:span text:style-name="Source_20_Text">├── Data/</text:span></text:p>
      <text:p text:style-name="P47"><text:span text:style-name="Source_20_Text">│ <text:s text:c="2"/>├── LogsContext.cs <text:s text:c="22"/># EF Core context for simulated logs</text:span></text:p>
      <text:p text:style-name="P47"><text:span text:style-name="Source_20_Text">│ <text:s text:c="2"/>├── Logs.cs <text:s text:c="29"/># Entity for stored simulation logs</text:span></text:p>
      <text:p text:style-name="P47"><text:span text:style-name="Source_20_Text">│ <text:s text:c="2"/>├── MarketDataInitialData.cs <text:s text:c="12"/># Seed data (10–15 sample assets)</text:span></text:p>
      <text:p text:style-name="P47"><text:span text:style-name="Source_20_Text">│ <text:s text:c="2"/>└── Migrations/</text:span></text:p>
      <text:p text:style-name="P47"><text:span text:style-name="Source_20_Text">│ <text:s text:c="6"/>└── ... <text:s text:c="29"/># Auto-generated EF migrations</text:span></text:p>
      <text:p text:style-name="P47"><text:span text:style-name="Source_20_Text">│</text:span></text:p>
      <text:p text:style-name="P47"><text:span text:style-name="Source_20_Text">├── Repositories/</text:span></text:p>
      <text:p text:style-name="P47"><text:span text:style-name="Source_20_Text">│ <text:s text:c="2"/>├── IMarketPriceRepository.cs <text:s text:c="11"/># Interface for accessing current prices</text:span></text:p>
      <text:p text:style-name="P47"><text:span text:style-name="Source_20_Text">│ <text:s text:c="2"/>├── InMemoryMarketPriceRepository.cs <text:s text:c="4"/># Holds simulated data in-memory</text:span></text:p>
      <text:p text:style-name="P47"><text:span text:style-name="Source_20_Text">│ <text:s text:c="2"/>└── CachedMarketPriceRepository.cs <text:s text:c="6"/># Decorator using IDistributedCache (Redis)</text:span></text:p>
      <text:p text:style-name="P47"><text:span text:style-name="Source_20_Text">│</text:span></text:p>
      <text:p text:style-name="P47"><text:span text:style-name="Source_20_Text">├── BackgroundServices/</text:span></text:p>
      <text:p text:style-name="P47"><text:span text:style-name="Source_20_Text">│ <text:s text:c="2"/>└── PriceUpdateService.cs <text:s text:c="15"/># Background task updating prices every 30s and publishing RabbitMQ events</text:span></text:p>
      <text:p text:style-name="P47"><text:span text:style-name="Source_20_Text">│</text:span></text:p>
      <text:p text:style-name="P47"><text:span text:style-name="Source_20_Text">├── Events/</text:span></text:p>
      <text:p text:style-name="P47"><text:span text:style-name="Source_20_Text">│ <text:s text:c="2"/>├── MarketPricesUpdatedEvent.cs <text:s text:c="9"/># Integration event (List&lt;MarketPriceDto&gt;)</text:span></text:p>
      <text:p text:style-name="P47"><text:span text:style-name="Source_20_Text">│ <text:s text:c="2"/>├── IMarketPricesPublisher.cs <text:s text:c="11"/># Interface abstraction for event publishing</text:span></text:p>
      <text:p text:style-name="P47"><text:span text:style-name="Source_20_Text">│ <text:s text:c="2"/>└── MarketPricesPublisher.cs <text:s text:c="12"/># Publishes events via MassTransit</text:span></text:p>
      <text:p text:style-name="P47"><text:span text:style-name="Source_20_Text">│</text:span></text:p>
      <text:p text:style-name="P47"><text:span text:style-name="Source_20_Text">├── Endpoints/</text:span></text:p>
      <text:p text:style-name="P47"><text:span text:style-name="Source_20_Text">│ <text:s text:c="2"/>├── SimulateEndpoint.cs <text:s text:c="17"/># POST /api/marketdata/simulate</text:span></text:p>
      <text:p text:style-name="P47"><text:span text:style-name="Source_20_Text">│ <text:s text:c="2"/>├── LogsEndpoint.cs <text:s text:c="21"/># GET /api/marketdata/logs?limit=10</text:span></text:p>
      <text:p text:style-name="P47"><text:span text:style-name="Source_20_Text">│ <text:s text:c="2"/>└── LastUpdateEndpoint.cs <text:s text:c="15"/># GET /api/marketdata/lastupdate</text:span></text:p>
      <text:p text:style-name="P47"><text:span text:style-name="Source_20_Text">│</text:span></text:p>
      <text:p text:style-name="P47"><text:span text:style-name="Source_20_Text">├── Handlers/</text:span></text:p>
      <text:p text:style-name="P47"><text:span text:style-name="Source_20_Text">│ <text:s text:c="2"/>├── SimulateHandler.cs <text:s text:c="18"/># Executes manual price simulation</text:span></text:p>
      <text:p text:style-name="P47"><text:span text:style-name="Source_20_Text">│ <text:s text:c="2"/>├── LogsHandler.cs <text:s text:c="22"/># Retrieves last N logs</text:span></text:p>
      <text:p text:style-name="P47"><text:span text:style-name="Source_20_Text">│ <text:s text:c="2"/>└── LastUpdateHandler.cs <text:s text:c="16"/># Returns timestamp of last update</text:span></text:p>
      <text:p text:style-name="P47"><text:span text:style-name="Source_20_Text">│</text:span></text:p>
      <text:p text:style-name="P47"><text:span text:style-name="Source_20_Text">└── Extensions/</text:span></text:p>
      <text:p text:style-name="P47"><text:span text:style-name="Source_20_Text"><text:s text:c="4"/>├── EfCoreExtensions.cs <text:s text:c="17"/># Apply migrations on startup</text:span></text:p>
      <text:p text:style-name="P47"><text:span text:style-name="Source_20_Text"><text:s text:c="4"/>├── MessageBrokerExtensions.cs <text:s text:c="10"/># Registers MassTransit + RabbitMQ</text:span></text:p>
      <text:p text:style-name="P47"><text:span text:style-name="Source_20_Text"><text:s text:c="4"/>├── RedisExtensions.cs <text:s text:c="18"/># Adds Redis cache and health checks</text:span></text:p>
      <text:p text:style-name="P47"><text:span text:style-name="Source_20_Text"><text:s text:c="4"/>├── HealthCheckExtensions.cs <text:s text:c="12"/># Unified health checks for Redis, RabbitMQ, SQLite</text:span></text:p>
      <text:p text:style-name="P48"><text:soft-page-break/><text:span text:style-name="Source_20_Text"><text:s text:c="4"/>└── ServiceCollectionExtensions.cs <text:s text:c="6"/># Registers repositories, background services, etc.</text:span></text:p>
      <text:p text:style-name="P44"/>
      <text:h text:style-name="P45" text:outline-level="2">🧱 <text:span text:style-name="Strong_20_Emphasis">BuildingBlocks/</text:span></text:h>
      <text:p text:style-name="P46"><text:span text:style-name="Source_20_Text">BuildingBlocks/</text:span></text:p>
      <text:p text:style-name="P47"><text:span text:style-name="Source_20_Text">├── BuildingBlocks.csproj</text:span></text:p>
      <text:p text:style-name="P47"><text:span text:style-name="Source_20_Text">├── CQRS/</text:span></text:p>
      <text:p text:style-name="P47"><text:span text:style-name="Source_20_Text">│ <text:s text:c="2"/>├── ICommand.cs</text:span></text:p>
      <text:p text:style-name="P47"><text:span text:style-name="Source_20_Text">│ <text:s text:c="2"/>├── ICommandHandler.cs</text:span></text:p>
      <text:p text:style-name="P47"><text:span text:style-name="Source_20_Text">│ <text:s text:c="2"/>├── IQuery.cs</text:span></text:p>
      <text:p text:style-name="P47"><text:span text:style-name="Source_20_Text">│ <text:s text:c="2"/>└── IQueryHandler.cs</text:span></text:p>
      <text:p text:style-name="P47"><text:span text:style-name="Source_20_Text">│</text:span></text:p>
      <text:p text:style-name="P47"><text:span text:style-name="Source_20_Text">├── Behaviors/</text:span></text:p>
      <text:p text:style-name="P47"><text:span text:style-name="Source_20_Text">│ <text:s text:c="2"/>├── LoggingBehavior.cs</text:span></text:p>
      <text:p text:style-name="P47"><text:span text:style-name="Source_20_Text">│ <text:s text:c="2"/>└── ValidationBehavior.cs</text:span></text:p>
      <text:p text:style-name="P47"><text:span text:style-name="Source_20_Text">│</text:span></text:p>
      <text:p text:style-name="P47"><text:span text:style-name="Source_20_Text">├── Exceptions/</text:span></text:p>
      <text:p text:style-name="P47"><text:span text:style-name="Source_20_Text">│ <text:s text:c="2"/>├── BadRequestException.cs</text:span></text:p>
      <text:p text:style-name="P47"><text:span text:style-name="Source_20_Text">│ <text:s text:c="2"/>├── NotFoundException.cs</text:span></text:p>
      <text:p text:style-name="P47"><text:span text:style-name="Source_20_Text">│ <text:s text:c="2"/>├── InternalServerException.cs</text:span></text:p>
      <text:p text:style-name="P47"><text:span text:style-name="Source_20_Text">│ <text:s text:c="2"/>└── CustomExceptionHandler.cs</text:span></text:p>
      <text:p text:style-name="P47"><text:span text:style-name="Source_20_Text">│</text:span></text:p>
      <text:p text:style-name="P47"><text:span text:style-name="Source_20_Text">└── Messaging/</text:span></text:p>
      <text:p text:style-name="P47"><text:span text:style-name="Source_20_Text"><text:s text:c="4"/>├── IntegrationEvent.cs</text:span></text:p>
      <text:p text:style-name="P48"><text:span text:style-name="Source_20_Text"><text:s text:c="4"/>└── MessagingExtensions.cs <text:s text:c="14"/># MassTransit setup for DI</text:span></text:p>
      <text:p text:style-name="P44"/>
      <text:h text:style-name="P45" text:outline-level="2">⚙️ <text:span text:style-name="Strong_20_Emphasis">Key Notes</text:span></text:h>
      <text:list text:style-name="L7">
        <text:list-item>
          <text:p text:style-name="P49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49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49"><text:span text:style-name="Strong_20_Emphasis">BackgroundService</text:span> centralizes auto-updates and publishing.</text:p>
        </text:list-item>
        <text:list-item>
          <text:p text:style-name="P49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49"><text:span text:style-name="Strong_20_Emphasis">Endpoints</text:span> are clean Carter modules, each with its own handler.</text:p>
        </text:list-item>
        <text:list-item>
          <text:p text:style-name="P49"><text:span text:style-name="Strong_20_Emphasis">BuildingBlocks</text:span> stays framework-agnostic, only depends on MediatR, FluentValidation, and MassTransit.</text:p>
        </text:list-item>
      </text:list>
      <text:p text:style-name="P37"><text:span text:style-name="Source_20_Text"><text:span text:style-name="T22"/></text:span></text:p>
      <text:p text:style-name="P50"><text:span text:style-name="Source_20_Text"><text:span text:style-name="T3"/></text:span></text:p>
      <text:p text:style-name="P12"><text:span text:style-name="Source_20_Text"><text:span text:style-name="T23">Upcoming Tasks:</text:span></text:span></text:p>
      <text:p text:style-name="P2">DAY 1 – B Start Development of gRPC</text:p>
      <text:p text:style-name="P51">DAY 2 – A Develop Message Publishing</text:p>
      <text:p text:style-name="P51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8T17:19:23.675570900</dc:date>
    <meta:editing-duration>PT1H8M28S</meta:editing-duration>
    <meta:editing-cycles>12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903" meta:character-count="15011" meta:non-whitespace-character-count="12768"/>
  </office:meta>
</office:document-meta>
</file>